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use-window-font-color="true" loext:opacity="0%" style:font-name="Lucida Console" fo:font-size="9pt" officeooo:rsid="000e4236" officeooo:paragraph-rsid="000e4236" style:font-size-asian="9pt"/>
    </style:style>
    <style:style style:name="P2" style:family="paragraph" style:parent-style-name="Heading_20_4">
      <style:text-properties style:font-name="Lucida Console" fo:font-size="9pt" officeooo:rsid="000e4236" style:font-size-asian="9pt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style:font-name="Lucida Console" fo:font-size="9pt" officeooo:rsid="000e4236" style:font-size-asian="9pt"/>
    </style:style>
    <style:style style:name="P4" style:family="paragraph" style:parent-style-name="Preformatted_20_Text">
      <style:paragraph-properties style:writing-mode="lr-tb"/>
      <style:text-properties style:font-name="Lucida Console" fo:font-size="9pt" officeooo:rsid="000e4236" style:font-size-asian="9pt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style:font-name="Lucida Console" fo:font-size="9pt" officeooo:rsid="000e4236" style:font-size-asian="9pt"/>
    </style:style>
    <style:style style:name="P6" style:family="paragraph" style:parent-style-name="Standard">
      <style:text-properties style:use-window-font-color="true" loext:opacity="0%" style:font-name="Lucida Console" fo:font-size="9pt" officeooo:rsid="000e4236" officeooo:paragraph-rsid="000e4236" style:font-size-asian="9pt"/>
    </style:style>
    <style:style style:name="P7" style:family="paragraph" style:parent-style-name="Quotations">
      <style:paragraph-properties fo:margin-left="4.001cm" fo:margin-right="4.001cm" fo:text-indent="0cm" style:auto-text-indent="false"/>
      <style:text-properties style:font-name="Lucida Console" fo:font-size="9pt" officeooo:rsid="000e4236" officeooo:paragraph-rsid="0016d3bb" style:font-size-asian="9pt"/>
    </style:style>
    <style:style style:name="P8" style:family="paragraph" style:parent-style-name="Quotations">
      <style:paragraph-properties fo:margin-left="4.001cm" fo:margin-right="4.001cm" fo:text-indent="0cm" style:auto-text-indent="false"/>
      <style:text-properties style:font-name="Lucida Console" fo:font-size="9pt" officeooo:rsid="000e4236" style:font-size-asian="9pt"/>
    </style:style>
    <style:style style:name="P9" style:family="paragraph" style:parent-style-name="Heading_20_3" style:list-style-name="L1">
      <style:text-properties style:use-window-font-color="true" loext:opacity="0%" style:font-name="Lucida Console" fo:font-size="9pt" officeooo:rsid="000e4236" style:font-size-asian="9pt"/>
    </style:style>
    <style:style style:name="T1" style:family="text">
      <style:text-properties officeooo:rsid="0016d3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opositions de scénarios pour l’Épisode 2 (le Gouffre de Padirac)</text:h>
      <text:h text:style-name="P2" text:outline-level="4">1. <text:span text:style-name="Strong_20_Emphasis">Exploration alien souterraine</text:span></text:h>
      <text:p text:style-name="P3"><text:span text:style-name="Source_20_Text">&gt;&gt;&gt; Point d’accès détecté : ouverture circulaire</text:span></text:p>
      <text:p text:style-name="P4"><text:span text:style-name="Source_20_Text">&gt;&gt;&gt; Le ciel nous observe à travers un œil de pierre</text:span></text:p>
      <text:p text:style-name="P4"><text:span text:style-name="Source_20_Text">&gt;&gt;&gt; Structures métalliques terriennes confirmées</text:span></text:p>
      <text:p text:style-name="P4"><text:span text:style-name="Source_20_Text">&gt;&gt;&gt; Nous progressons dans la profondeur</text:span></text:p>
      <text:p text:style-name="P5"><text:span text:style-name="Source_20_Text">&gt;&gt;&gt; Transmission : le passage mène encore plus bas</text:span></text:p>
      <text:h text:style-name="P2" text:outline-level="4">2. <text:span text:style-name="Strong_20_Emphasis">La descente des premiers explorateurs</text:span></text:h>
      <text:p text:style-name="P3"><text:span text:style-name="Source_20_Text">&gt;&gt;&gt; Archive terrienne : année 1890</text:span></text:p>
      <text:p text:style-name="P4"><text:span text:style-name="Source_20_Text">&gt;&gt;&gt; Descente des premiers humains par corde</text:span></text:p>
      <text:p text:style-name="P4"><text:span text:style-name="Source_20_Text">&gt;&gt;&gt; L’ascenseur métallique est un ajout récent</text:span></text:p>
      <text:p text:style-name="P4"><text:span text:style-name="Source_20_Text">&gt;&gt;&gt; Ils ne savaient pas ce qui les attendait</text:span></text:p>
      <text:p text:style-name="P5"><text:span text:style-name="Source_20_Text">&gt;&gt;&gt; Mémoire vivante gravée dans la roche</text:span></text:p>
      <text:h text:style-name="P2" text:outline-level="4">3. <text:span text:style-name="Strong_20_Emphasis">Portail entre deux mondes</text:span></text:h>
      <text:p text:style-name="P3"><text:span text:style-name="Source_20_Text">&gt;&gt;&gt; L’ouverture du gouffre : une pupille vers l’infini</text:span></text:p>
      <text:p text:style-name="P4"><text:span text:style-name="Source_20_Text">&gt;&gt;&gt; Le métal des humains croise la pierre des anciens</text:span></text:p>
      <text:p text:style-name="P4"><text:span text:style-name="Source_20_Text">&gt;&gt;&gt; Chaque marche est une résonance</text:span></text:p>
      <text:p text:style-name="P4"><text:span text:style-name="Source_20_Text">&gt;&gt;&gt; Chaque goutte d’eau, une onde de passage</text:span></text:p>
      <text:p text:style-name="P5"><text:span text:style-name="Source_20_Text">&gt;&gt;&gt; Sommes-nous vraiment seuls ici ?</text:span></text:p>
      <text:h text:style-name="P2" text:outline-level="4">4. <text:span text:style-name="Strong_20_Emphasis">Surveillance et implantation alien</text:span></text:h>
      <text:p text:style-name="P3"><text:span text:style-name="Source_20_Text">&gt;&gt;&gt; Balise détectée : signal intermittent</text:span></text:p>
      <text:p text:style-name="P4"><text:span text:style-name="Source_20_Text">&gt;&gt;&gt; Les terriens pensent visiter une curiosité</text:span></text:p>
      <text:p text:style-name="P4"><text:span text:style-name="Source_20_Text">&gt;&gt;&gt; En réalité, ils approchent une base</text:span></text:p>
      <text:p text:style-name="P4"><text:span text:style-name="Source_20_Text">&gt;&gt;&gt; Antenne dissimulée dans la roche</text:span></text:p>
      <text:p text:style-name="P5"><text:span text:style-name="Source_20_Text">&gt;&gt;&gt; Activité confirmée sous le niveau zéro</text:span></text:p>
      <text:h text:style-name="P2" text:outline-level="4">5. <text:span text:style-name="Strong_20_Emphasis">Connexion avec la Terre profonde</text:span></text:h>
      <text:p text:style-name="P3"><text:span text:style-name="Source_20_Text">&gt;&gt;&gt; Analyse géologique en cours…</text:span></text:p>
      <text:p text:style-name="P4"><text:span text:style-name="Source_20_Text">&gt;&gt;&gt; Roches formées il y a 20 millions d’années</text:span></text:p>
      <text:p text:style-name="P4"><text:span text:style-name="Source_20_Text">&gt;&gt;&gt; Les cavités respirent comme des poumons</text:span></text:p>
      <text:p text:style-name="P4"><text:span text:style-name="Source_20_Text">&gt;&gt;&gt; Eau souterraine connectée à tout le réseau planétaire</text:span></text:p>
      <text:p text:style-name="P5"><text:span text:style-name="Source_20_Text">&gt;&gt;&gt; Hypothèse : la Terre est un être vivant</text:span></text:p>
      <text:p text:style-name="P6"/>
      <text:p text:style-name="P6"/>
      <text:p text:style-name="P6"><text:span text:style-name="Strong_20_Emphasis"/></text:p>
      <text:p text:style-name="P7">La lumière ne dort jamais.<text:line-break/>Elle glisse seulement sous la mer, pour renaître ailleurs.<text:line-break/>Entre le jour et la nuit, il y a un passage.<text:line-break/>Ce moment s’appelle l’Aurore…<text:span text:style-name="T1">*</text:span></text:p>
      <text:p text:style-name="P8"><text:line-break/>À la Tamarissière, le crépuscule ouvre parfois des portes.<text:line-break/>Si tu écoutes le ressac…</text:p>
      <text:list text:style-name="L1">
        <text:list-header>
          <text:h text:style-name="P9" text:outline-level="3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06T21:39:13.968102300</dc:date>
    <meta:editing-duration>PT1H49M49S</meta:editing-duration>
    <meta:editing-cycles>7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33" meta:word-count="264" meta:character-count="1573" meta:non-whitespace-character-count="1341"/>
  </office:meta>
</office:document-meta>
</file>